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3830*"/>
    </style:style>
    <style:style style:name="Table1.B" style:family="table-column">
      <style:table-column-properties style:rel-column-width="41704*"/>
    </style:style>
    <style:style style:name="Table1.A1" style:family="table-cell">
      <style:table-cell-properties fo:border="none"/>
    </style:style>
  </office:automatic-styles>
  <office:body>
    <office:text>
      <text:p text:style-name="Title">Debug ONNX</text:p>
      <text:p text:style-name="Text_20_body">Note</text:p>
      <text:p text:style-name="Text_20_body">These flags are all disabled by default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lag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ONNXRUNTIME_NGRAPH_DUMP_OPS</text:span></text:p>
          </table:table-cell>
          <table:table-cell table:style-name="Table1.A1" office:value-type="string">
            <text:p text:style-name="Table_20_Contents">Dumps ONNX ops</text:p>
          </table:table-cell>
        </table:table-row>
        <table:table-row>
          <table:table-cell table:style-name="Table1.A1" office:value-type="string">
            <text:p text:style-name="Table_20_Contents"><text:span text:style-name="Source_Text">ONNXRUNTIME_NGRAPH_LRU_CACHE_SIZE</text:span></text:p>
          </table:table-cell>
          <table:table-cell table:style-name="Table1.A1" office:value-type="string">
            <text:p text:style-name="Table_20_Contents">Modify LRU cache size (<text:span text:style-name="Source_Text">NGRAPH_EP_LRU_CACHE_DEFAULT_SIZE 500</text:span>)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bug ONNX</dc:title>
  </office:meta>
</office:document-meta>
</file>